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93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43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43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3" table:default-cell-style-name="ce16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ow old are you?</text:p>
          </table:table-cell>
          <table:covered-table-cell table:style-name="ce8" office:value-type="string">
            <text:p>How old are you?</text:p>
          </table:covered-table-cell>
          <table:covered-table-cell table:style-name="ce8" office:value-type="string">
            <text:p>How old are you?</text:p>
          </table:covered-table-cell>
          <table:covered-table-cell table:style-name="ce8" office:value-type="string">
            <text:p>How old are you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</text:p>
          </table:table-cell>
          <table:covered-table-cell office:value-type="string">
            <text:p>7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</text:p>
          </table:table-cell>
          <table:covered-table-cell office:value-type="string">
            <text:p>8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</text:p>
          </table:table-cell>
          <table:covered-table-cell office:value-type="string">
            <text:p>9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0</text:p>
          </table:table-cell>
          <table:covered-table-cell office:value-type="string">
            <text:p>10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1</text:p>
          </table:table-cell>
          <table:covered-table-cell office:value-type="string">
            <text:p>11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'Question 1'.P31" table:end-x="0.0012in" table:end-y="0.0024in" draw:z-index="0" draw:name="Chart 1" draw:style-name="gr1" svg:width="6.3209in" svg:height="4.0598in" svg:x="0.0004in" svg:y="0.0004in">
              <draw:object draw:notify-on-update-of-ranges="'Question 1'.A4:'Question 1'.A103 'Question 1'.C4:'Question 1'.C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office:value-type="string" table:number-columns-spanned="2" table:number-rows-spanned="1">
            <text:p>12</text:p>
          </table:table-cell>
          <table:covered-table-cell office:value-type="string">
            <text:p>12</text:p>
          </table:covered-table-cell>
          <table:table-cell office:value-type="percentage" office:value="0.003">
            <text:p>0.3%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3</text:p>
          </table:table-cell>
          <table:covered-table-cell office:value-type="string">
            <text:p>13</text:p>
          </table:covered-table-cell>
          <table:table-cell office:value-type="percentage" office:value="0.003">
            <text:p>0.3%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4</text:p>
          </table:table-cell>
          <table:covered-table-cell office:value-type="string">
            <text:p>14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5</text:p>
          </table:table-cell>
          <table:covered-table-cell office:value-type="string">
            <text:p>15</text:p>
          </table:covered-table-cell>
          <table:table-cell office:value-type="percentage" office:value="0.015">
            <text:p>1.5%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6</text:p>
          </table:table-cell>
          <table:covered-table-cell office:value-type="string">
            <text:p>16</text:p>
          </table:covered-table-cell>
          <table:table-cell office:value-type="percentage" office:value="0.008">
            <text:p>0.8%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7</text:p>
          </table:table-cell>
          <table:covered-table-cell office:value-type="string">
            <text:p>17</text:p>
          </table:covered-table-cell>
          <table:table-cell office:value-type="percentage" office:value="0.009">
            <text:p>0.9%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17 AND YOUNGER</text:p>
          </table:table-cell>
          <table:table-cell table:style-name="ce15" table:formula="of:=SUM([.C4:.C14])" office:value-type="percentage" office:value="0.038">
            <text:p>3.8%</text:p>
          </table:table-cell>
          <table:table-cell table:number-columns-repeated="1021"/>
        </table:table-row>
        <table:table-row table:style-name="ro4">
          <table:table-cell office:value-type="string" table:number-columns-spanned="2" table:number-rows-spanned="1">
            <text:p>18</text:p>
          </table:table-cell>
          <table:covered-table-cell office:value-type="string">
            <text:p>18</text:p>
          </table:covered-table-cell>
          <table:table-cell office:value-type="percentage" office:value="0.007">
            <text:p>0.7%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9</text:p>
          </table:table-cell>
          <table:covered-table-cell office:value-type="string">
            <text:p>19</text:p>
          </table:covered-table-cell>
          <table:table-cell office:value-type="percentage" office:value="0.011">
            <text:p>1.1%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0</text:p>
          </table:table-cell>
          <table:covered-table-cell office:value-type="string">
            <text:p>20</text:p>
          </table:covered-table-cell>
          <table:table-cell office:value-type="percentage" office:value="0.019">
            <text:p>1.9%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18-20</text:p>
          </table:table-cell>
          <table:table-cell table:formula="of:=SUM([.C16:.C18])" office:value-type="percentage" office:value="0.037">
            <text:p>3.7%</text:p>
          </table:table-cell>
          <table:table-cell table:number-columns-repeated="1021"/>
        </table:table-row>
        <table:table-row table:style-name="ro4">
          <table:table-cell office:value-type="string" table:number-columns-spanned="2" table:number-rows-spanned="1">
            <text:p>21</text:p>
          </table:table-cell>
          <table:covered-table-cell office:value-type="string">
            <text:p>21</text:p>
          </table:covered-table-cell>
          <table:table-cell office:value-type="percentage" office:value="0.026">
            <text:p>2.6%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2</text:p>
          </table:table-cell>
          <table:covered-table-cell office:value-type="string">
            <text:p>22</text:p>
          </table:covered-table-cell>
          <table:table-cell office:value-type="percentage" office:value="0.019">
            <text:p>1.9%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3</text:p>
          </table:table-cell>
          <table:covered-table-cell office:value-type="string">
            <text:p>23</text:p>
          </table:covered-table-cell>
          <table:table-cell office:value-type="percentage" office:value="0.042">
            <text:p>4.2%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4</text:p>
          </table:table-cell>
          <table:covered-table-cell office:value-type="string">
            <text:p>24</text:p>
          </table:covered-table-cell>
          <table:table-cell office:value-type="percentage" office:value="0.034">
            <text:p>3.4%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5</text:p>
          </table:table-cell>
          <table:covered-table-cell office:value-type="string">
            <text:p>25</text:p>
          </table:covered-table-cell>
          <table:table-cell office:value-type="percentage" office:value="0.038">
            <text:p>3.8%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6</text:p>
          </table:table-cell>
          <table:covered-table-cell office:value-type="string">
            <text:p>26</text:p>
          </table:covered-table-cell>
          <table:table-cell office:value-type="percentage" office:value="0.024">
            <text:p>2.4%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7</text:p>
          </table:table-cell>
          <table:covered-table-cell office:value-type="string">
            <text:p>27</text:p>
          </table:covered-table-cell>
          <table:table-cell office:value-type="percentage" office:value="0.041">
            <text:p>4.1%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8</text:p>
          </table:table-cell>
          <table:covered-table-cell office:value-type="string">
            <text:p>28</text:p>
          </table:covered-table-cell>
          <table:table-cell office:value-type="percentage" office:value="0.03">
            <text:p>3.0%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29</text:p>
          </table:table-cell>
          <table:covered-table-cell office:value-type="string">
            <text:p>29</text:p>
          </table:covered-table-cell>
          <table:table-cell office:value-type="percentage" office:value="0.054">
            <text:p>5.4%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21-29</text:p>
          </table:table-cell>
          <table:table-cell table:formula="of:=SUM([.C20:.C28])" office:value-type="percentage" office:value="0.308">
            <text:p>30.8%</text:p>
          </table:table-cell>
          <table:table-cell table:number-columns-repeated="1021"/>
        </table:table-row>
        <table:table-row table:style-name="ro4">
          <table:table-cell office:value-type="string" table:number-columns-spanned="2" table:number-rows-spanned="1">
            <text:p>30</text:p>
          </table:table-cell>
          <table:covered-table-cell office:value-type="string">
            <text:p>30</text:p>
          </table:covered-table-cell>
          <table:table-cell office:value-type="percentage" office:value="0.039">
            <text:p>3.9%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1</text:p>
          </table:table-cell>
          <table:covered-table-cell office:value-type="string">
            <text:p>31</text:p>
          </table:covered-table-cell>
          <table:table-cell office:value-type="percentage" office:value="0.035">
            <text:p>3.5%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2</text:p>
          </table:table-cell>
          <table:covered-table-cell office:value-type="string">
            <text:p>32</text:p>
          </table:covered-table-cell>
          <table:table-cell office:value-type="percentage" office:value="0.03">
            <text:p>3.0%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3</text:p>
          </table:table-cell>
          <table:covered-table-cell office:value-type="string">
            <text:p>33</text:p>
          </table:covered-table-cell>
          <table:table-cell office:value-type="percentage" office:value="0.042">
            <text:p>4.2%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4</text:p>
          </table:table-cell>
          <table:covered-table-cell office:value-type="string">
            <text:p>34</text:p>
          </table:covered-table-cell>
          <table:table-cell office:value-type="percentage" office:value="0.034">
            <text:p>3.4%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5</text:p>
          </table:table-cell>
          <table:covered-table-cell office:value-type="string">
            <text:p>35</text:p>
          </table:covered-table-cell>
          <table:table-cell office:value-type="percentage" office:value="0.024">
            <text:p>2.4%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6</text:p>
          </table:table-cell>
          <table:covered-table-cell office:value-type="string">
            <text:p>36</text:p>
          </table:covered-table-cell>
          <table:table-cell office:value-type="percentage" office:value="0.023">
            <text:p>2.3%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7</text:p>
          </table:table-cell>
          <table:covered-table-cell office:value-type="string">
            <text:p>37</text:p>
          </table:covered-table-cell>
          <table:table-cell office:value-type="percentage" office:value="0.026">
            <text:p>2.6%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8</text:p>
          </table:table-cell>
          <table:covered-table-cell office:value-type="string">
            <text:p>38</text:p>
          </table:covered-table-cell>
          <table:table-cell office:value-type="percentage" office:value="0.031">
            <text:p>3.1%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39</text:p>
          </table:table-cell>
          <table:covered-table-cell office:value-type="string">
            <text:p>39</text:p>
          </table:covered-table-cell>
          <table:table-cell office:value-type="percentage" office:value="0.026">
            <text:p>2.6%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30-39</text:p>
          </table:table-cell>
          <table:table-cell table:formula="of:=SUM([.C30:.C39])" office:value-type="percentage" office:value="0.31">
            <text:p>31.0%</text:p>
          </table:table-cell>
          <table:table-cell table:number-columns-repeated="1021"/>
        </table:table-row>
        <table:table-row table:style-name="ro4">
          <table:table-cell office:value-type="string" table:number-columns-spanned="2" table:number-rows-spanned="1">
            <text:p>40</text:p>
          </table:table-cell>
          <table:covered-table-cell office:value-type="string">
            <text:p>40</text:p>
          </table:covered-table-cell>
          <table:table-cell office:value-type="percentage" office:value="0.026">
            <text:p>2.6%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1</text:p>
          </table:table-cell>
          <table:covered-table-cell office:value-type="string">
            <text:p>41</text:p>
          </table:covered-table-cell>
          <table:table-cell office:value-type="percentage" office:value="0.015">
            <text:p>1.5%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2</text:p>
          </table:table-cell>
          <table:covered-table-cell office:value-type="string">
            <text:p>42</text:p>
          </table:covered-table-cell>
          <table:table-cell office:value-type="percentage" office:value="0.026">
            <text:p>2.6%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3</text:p>
          </table:table-cell>
          <table:covered-table-cell office:value-type="string">
            <text:p>43</text:p>
          </table:covered-table-cell>
          <table:table-cell office:value-type="percentage" office:value="0.019">
            <text:p>1.9%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4</text:p>
          </table:table-cell>
          <table:covered-table-cell office:value-type="string">
            <text:p>44</text:p>
          </table:covered-table-cell>
          <table:table-cell office:value-type="percentage" office:value="0.019">
            <text:p>1.9%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5</text:p>
          </table:table-cell>
          <table:covered-table-cell office:value-type="string">
            <text:p>45</text:p>
          </table:covered-table-cell>
          <table:table-cell office:value-type="percentage" office:value="0.014">
            <text:p>1.4%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6</text:p>
          </table:table-cell>
          <table:covered-table-cell office:value-type="string">
            <text:p>46</text:p>
          </table:covered-table-cell>
          <table:table-cell office:value-type="percentage" office:value="0.016">
            <text:p>1.6%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7</text:p>
          </table:table-cell>
          <table:covered-table-cell office:value-type="string">
            <text:p>47</text:p>
          </table:covered-table-cell>
          <table:table-cell office:value-type="percentage" office:value="0.02">
            <text:p>2.0%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8</text:p>
          </table:table-cell>
          <table:covered-table-cell office:value-type="string">
            <text:p>48</text:p>
          </table:covered-table-cell>
          <table:table-cell office:value-type="percentage" office:value="0.014">
            <text:p>1.4%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49</text:p>
          </table:table-cell>
          <table:covered-table-cell office:value-type="string">
            <text:p>49</text:p>
          </table:covered-table-cell>
          <table:table-cell office:value-type="percentage" office:value="0.016">
            <text:p>1.6%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40-49</text:p>
          </table:table-cell>
          <table:table-cell table:formula="of:=SUM([.C41:.C50])" office:value-type="percentage" office:value="0.185">
            <text:p>18.5%</text:p>
          </table:table-cell>
          <table:table-cell table:number-columns-repeated="1021"/>
        </table:table-row>
        <table:table-row table:style-name="ro4">
          <table:table-cell office:value-type="string" table:number-columns-spanned="2" table:number-rows-spanned="1">
            <text:p>50</text:p>
          </table:table-cell>
          <table:covered-table-cell office:value-type="string">
            <text:p>50</text:p>
          </table:covered-table-cell>
          <table:table-cell office:value-type="percentage" office:value="0.015">
            <text:p>1.5%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1</text:p>
          </table:table-cell>
          <table:covered-table-cell office:value-type="string">
            <text:p>51</text:p>
          </table:covered-table-cell>
          <table:table-cell office:value-type="percentage" office:value="0.009">
            <text:p>0.9%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2</text:p>
          </table:table-cell>
          <table:covered-table-cell office:value-type="string">
            <text:p>52</text:p>
          </table:covered-table-cell>
          <table:table-cell office:value-type="percentage" office:value="0.02">
            <text:p>2.0%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3</text:p>
          </table:table-cell>
          <table:covered-table-cell office:value-type="string">
            <text:p>53</text:p>
          </table:covered-table-cell>
          <table:table-cell office:value-type="percentage" office:value="0.007">
            <text:p>0.7%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4</text:p>
          </table:table-cell>
          <table:covered-table-cell office:value-type="string">
            <text:p>54</text:p>
          </table:covered-table-cell>
          <table:table-cell office:value-type="percentage" office:value="0.008">
            <text:p>0.8%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5</text:p>
          </table:table-cell>
          <table:covered-table-cell office:value-type="string">
            <text:p>55</text:p>
          </table:covered-table-cell>
          <table:table-cell office:value-type="percentage" office:value="0.009">
            <text:p>0.9%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6</text:p>
          </table:table-cell>
          <table:covered-table-cell office:value-type="string">
            <text:p>56</text:p>
          </table:covered-table-cell>
          <table:table-cell office:value-type="percentage" office:value="0.011">
            <text:p>1.1%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7</text:p>
          </table:table-cell>
          <table:covered-table-cell office:value-type="string">
            <text:p>57</text:p>
          </table:covered-table-cell>
          <table:table-cell office:value-type="percentage" office:value="0.008">
            <text:p>0.8%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8</text:p>
          </table:table-cell>
          <table:covered-table-cell office:value-type="string">
            <text:p>58</text:p>
          </table:covered-table-cell>
          <table:table-cell office:value-type="percentage" office:value="0.004">
            <text:p>0.4%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59</text:p>
          </table:table-cell>
          <table:covered-table-cell office:value-type="string">
            <text:p>59</text:p>
          </table:covered-table-cell>
          <table:table-cell office:value-type="percentage" office:value="0.003">
            <text:p>0.3%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50-59</text:p>
          </table:table-cell>
          <table:table-cell table:formula="of:=SUM([.C52:.C61])" office:value-type="percentage" office:value="0.094">
            <text:p>9.4%</text:p>
          </table:table-cell>
          <table:table-cell table:number-columns-repeated="1021"/>
        </table:table-row>
        <table:table-row table:style-name="ro4">
          <table:table-cell office:value-type="string" table:number-columns-spanned="2" table:number-rows-spanned="1">
            <text:p>60</text:p>
          </table:table-cell>
          <table:covered-table-cell office:value-type="string">
            <text:p>60</text:p>
          </table:covered-table-cell>
          <table:table-cell office:value-type="percentage" office:value="0.005">
            <text:p>0.5%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1</text:p>
          </table:table-cell>
          <table:covered-table-cell office:value-type="string">
            <text:p>61</text:p>
          </table:covered-table-cell>
          <table:table-cell office:value-type="percentage" office:value="0.004">
            <text:p>0.4%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2</text:p>
          </table:table-cell>
          <table:covered-table-cell office:value-type="string">
            <text:p>62</text:p>
          </table:covered-table-cell>
          <table:table-cell office:value-type="percentage" office:value="0.004">
            <text:p>0.4%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3</text:p>
          </table:table-cell>
          <table:covered-table-cell office:value-type="string">
            <text:p>63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4</text:p>
          </table:table-cell>
          <table:covered-table-cell office:value-type="string">
            <text:p>64</text:p>
          </table:covered-table-cell>
          <table:table-cell office:value-type="percentage" office:value="0.001">
            <text:p>0.1%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5</text:p>
          </table:table-cell>
          <table:covered-table-cell office:value-type="string">
            <text:p>65</text:p>
          </table:covered-table-cell>
          <table:table-cell office:value-type="percentage" office:value="0.001">
            <text:p>0.1%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6</text:p>
          </table:table-cell>
          <table:covered-table-cell office:value-type="string">
            <text:p>66</text:p>
          </table:covered-table-cell>
          <table:table-cell office:value-type="percentage" office:value="0.003">
            <text:p>0.3%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7</text:p>
          </table:table-cell>
          <table:covered-table-cell office:value-type="string">
            <text:p>67</text:p>
          </table:covered-table-cell>
          <table:table-cell office:value-type="percentage" office:value="0.001">
            <text:p>0.1%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8</text:p>
          </table:table-cell>
          <table:covered-table-cell office:value-type="string">
            <text:p>68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69</text:p>
          </table:table-cell>
          <table:covered-table-cell office:value-type="string">
            <text:p>69</text:p>
          </table:covered-table-cell>
          <table:table-cell office:value-type="percentage" office:value="0.001">
            <text:p>0.1%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0</text:p>
          </table:table-cell>
          <table:covered-table-cell office:value-type="string">
            <text:p>70</text:p>
          </table:covered-table-cell>
          <table:table-cell office:value-type="percentage" office:value="0.004">
            <text:p>0.4%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1</text:p>
          </table:table-cell>
          <table:covered-table-cell office:value-type="string">
            <text:p>71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2</text:p>
          </table:table-cell>
          <table:covered-table-cell office:value-type="string">
            <text:p>72</text:p>
          </table:covered-table-cell>
          <table:table-cell office:value-type="percentage" office:value="0.001">
            <text:p>0.1%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3</text:p>
          </table:table-cell>
          <table:covered-table-cell office:value-type="string">
            <text:p>73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4</text:p>
          </table:table-cell>
          <table:covered-table-cell office:value-type="string">
            <text:p>74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5</text:p>
          </table:table-cell>
          <table:covered-table-cell office:value-type="string">
            <text:p>75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6</text:p>
          </table:table-cell>
          <table:covered-table-cell office:value-type="string">
            <text:p>76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7</text:p>
          </table:table-cell>
          <table:covered-table-cell office:value-type="string">
            <text:p>77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8</text:p>
          </table:table-cell>
          <table:covered-table-cell office:value-type="string">
            <text:p>78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79</text:p>
          </table:table-cell>
          <table:covered-table-cell office:value-type="string">
            <text:p>79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0</text:p>
          </table:table-cell>
          <table:covered-table-cell office:value-type="string">
            <text:p>80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1</text:p>
          </table:table-cell>
          <table:covered-table-cell office:value-type="string">
            <text:p>81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2</text:p>
          </table:table-cell>
          <table:covered-table-cell office:value-type="string">
            <text:p>82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3</text:p>
          </table:table-cell>
          <table:covered-table-cell office:value-type="string">
            <text:p>83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4</text:p>
          </table:table-cell>
          <table:covered-table-cell office:value-type="string">
            <text:p>84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5</text:p>
          </table:table-cell>
          <table:covered-table-cell office:value-type="string">
            <text:p>85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6</text:p>
          </table:table-cell>
          <table:covered-table-cell office:value-type="string">
            <text:p>86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7</text:p>
          </table:table-cell>
          <table:covered-table-cell office:value-type="string">
            <text:p>87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8</text:p>
          </table:table-cell>
          <table:covered-table-cell office:value-type="string">
            <text:p>88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89</text:p>
          </table:table-cell>
          <table:covered-table-cell office:value-type="string">
            <text:p>89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0</text:p>
          </table:table-cell>
          <table:covered-table-cell office:value-type="string">
            <text:p>90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1</text:p>
          </table:table-cell>
          <table:covered-table-cell office:value-type="string">
            <text:p>91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2</text:p>
          </table:table-cell>
          <table:covered-table-cell office:value-type="string">
            <text:p>92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3</text:p>
          </table:table-cell>
          <table:covered-table-cell office:value-type="string">
            <text:p>93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4</text:p>
          </table:table-cell>
          <table:covered-table-cell office:value-type="string">
            <text:p>94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5</text:p>
          </table:table-cell>
          <table:covered-table-cell office:value-type="string">
            <text:p>95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6</text:p>
          </table:table-cell>
          <table:covered-table-cell office:value-type="string">
            <text:p>96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7</text:p>
          </table:table-cell>
          <table:covered-table-cell office:value-type="string">
            <text:p>97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8</text:p>
          </table:table-cell>
          <table:covered-table-cell office:value-type="string">
            <text:p>98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99</text:p>
          </table:table-cell>
          <table:covered-table-cell office:value-type="string">
            <text:p>99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 office:value-type="string" table:number-columns-spanned="2" table:number-rows-spanned="1">
            <text:p>100</text:p>
          </table:table-cell>
          <table:covered-table-cell office:value-type="string">
            <text:p>100</text:p>
          </table:covered-table-cell>
          <table:table-cell office:value-type="percentage" office:value="0">
            <text:p>0.0%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60 AND OLDER</text:p>
          </table:table-cell>
          <table:table-cell table:formula="of:=SUM([.C63:.C103])" office:value-type="percentage" office:value="0.025">
            <text:p>2.5%</text:p>
          </table:table-cell>
          <table:table-cell table:number-columns-repeated="1021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737">
            <text:p>737</text:p>
          </table:covered-table-cell>
          <table:table-cell table:style-name="ce17" office:value-type="float" office:value="737">
            <text:p>737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70">
            <text:p>270</text:p>
          </table:covered-table-cell>
          <table:table-cell table:style-name="ce18" office:value-type="float" office:value="270">
            <text:p>270</text:p>
          </table:table-cell>
          <table:table-cell table:number-columns-repeated="1020"/>
        </table:table-row>
      </table:table>
      <table:table table:name="RANGES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row table:style-name="ro5">
          <table:table-cell table:style-name="ce19" office:value-type="string">
            <text:p>&lt; 17</text:p>
          </table:table-cell>
          <table:table-cell table:style-name="ce19" office:value-type="string">
            <text:p>18-20</text:p>
          </table:table-cell>
          <table:table-cell table:style-name="ce19" office:value-type="string">
            <text:p>21-29</text:p>
          </table:table-cell>
          <table:table-cell table:style-name="ce19" office:value-type="string">
            <text:p>30-39</text:p>
          </table:table-cell>
          <table:table-cell table:style-name="ce19" office:value-type="string">
            <text:p>40-49</text:p>
          </table:table-cell>
          <table:table-cell table:style-name="ce19" office:value-type="string">
            <text:p>50-59</text:p>
          </table:table-cell>
          <table:table-cell table:style-name="ce19" office:value-type="string">
            <text:p>&gt; 60</text:p>
          </table:table-cell>
          <table:table-cell table:style-name="ce19" table:number-columns-repeated="1017"/>
        </table:table-row>
        <table:table-row table:style-name="ro5">
          <table:table-cell table:style-name="ce15" office:value-type="percentage" office:value="0.038">
            <text:p>3.8%</text:p>
          </table:table-cell>
          <table:table-cell table:style-name="ce20" office:value-type="percentage" office:value="0.037">
            <text:p>3.70%</text:p>
          </table:table-cell>
          <table:table-cell table:style-name="ce20" office:value-type="percentage" office:value="0.308">
            <text:p>30.80%</text:p>
          </table:table-cell>
          <table:table-cell table:style-name="ce20" office:value-type="percentage" office:value="0.31">
            <text:p>31.00%</text:p>
          </table:table-cell>
          <table:table-cell table:style-name="ce20" office:value-type="percentage" office:value="0.185">
            <text:p>18.50%</text:p>
          </table:table-cell>
          <table:table-cell table:style-name="ce20" office:value-type="percentage" office:value="0.094">
            <text:p>9.40%</text:p>
          </table:table-cell>
          <table:table-cell table:style-name="ce20" office:value-type="percentage" office:value="0.025">
            <text:p>2.50%</text:p>
          </table:table-cell>
          <table:table-cell table:style-name="ce21"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>
            <draw:frame table:end-cell-address="RANGES.F26" table:end-x="0.4362in" table:end-y="0.1358in" draw:z-index="0" draw:style-name="gr1" svg:width="5.2421in" svg:height="4.0008in" svg:x="0.0429in" svg:y="0.0315in">
              <draw:object draw:notify-on-update-of-ranges="RANGES.A1:RANGES.A1 RANGES.A2:RANGES.A2 RANGES.B1:RANGES.B1 RANGES.B2:RANGES.B2 RANGES.C1:RANGES.C1 RANGES.C2:RANGES.C2 RANGES.D1:RANGES.D1 RANGES.D2:RANGES.D2 RANGES.E1:RANGES.E1 RANGES.E2:RANGES.E2 RANGES.F1:RANGES.F1 RANGES.F2:RANGES.F2 RANGES.G1:RANGES.G1 RANGES.G2:RANGES.G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RANGES.K26" table:end-x="0.5713in" table:end-y="0.1358in" draw:z-index="1" draw:style-name="gr1" svg:width="4.8669in" svg:height="3.9799in" svg:x="0.3504in" svg:y="0.0524in">
              <draw:object draw:notify-on-update-of-ranges="RANGES.A1:RANGES.G1 RANGES.A2:RANGES.G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 $</number:text>
      <number:number number:decimal-places="0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 $</number:text>
      <number:number number:decimal-places="2" number:min-integer-digits="1" number:grouping="true"/>
      <number:text> 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 </number:text>
      <number:number number:decimal-places="0" number:min-integer-digits="1" number:grouping="true"/>
      <number:text> )</number:text>
    </number:number-style>
    <number:number-style style:name="N126P2" style:volatile="true">
      <number:text> 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 </number:text>
      <number:number number:decimal-places="0" number:min-integer-digits="1" number:grouping="true"/>
      <number:text> )</number:text>
    </number:number-style>
    <number:number-style style:name="N130P2" style:volatile="true">
      <number:text> $-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 </number:text>
      <number:number number:decimal-places="2" number:min-integer-digits="1" number:grouping="true"/>
      <number:text> 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 </number:text>
      <number:number number:decimal-places="2" number:min-integer-digits="1" number:grouping="true"/>
      <number:text> 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percentage-style style:name="N143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15T17:46:57</dc:date>
    <dc:creator>Catarina Mota</dc:creator>
    <meta:generator>NeoOffice/3.3$Unix OpenOffice.org_project/Patch 0</meta:generator>
    <meta:document-statistic meta:table-count="2" meta:cell-count="4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43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connect-bars="false"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43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chart-properties chart:solid-type="cuboid"/>
      <style:graphic-properties draw:fill-color="#ccccff"/>
    </style:style>
    <style:style style:name="ch16" style:family="chart">
      <style:chart-properties chart:solid-type="cuboid"/>
      <style:graphic-properties draw:fill-color="#000080"/>
    </style:style>
    <style:style style:name="ch17" style:family="chart">
      <style:chart-properties chart:solid-type="cuboid"/>
      <style:graphic-properties draw:fill-color="#ff00ff"/>
    </style:style>
    <style:style style:name="ch18" style:family="chart">
      <style:chart-properties chart:solid-type="cuboid"/>
      <style:graphic-properties draw:fill-color="#ffff00"/>
    </style:style>
    <style:style style:name="ch19" style:family="chart">
      <style:chart-properties chart:solid-type="cuboid"/>
      <style:graphic-properties draw:fill-color="#00ffff"/>
    </style:style>
    <style:style style:name="ch20" style:family="chart">
      <style:chart-properties chart:solid-type="cuboid"/>
      <style:graphic-properties draw:fill-color="#800080"/>
    </style:style>
    <style:style style:name="ch21" style:family="chart">
      <style:chart-properties chart:solid-type="cuboid"/>
      <style:graphic-properties draw:fill-color="#800000"/>
    </style:style>
    <style:style style:name="ch22" style:family="chart">
      <style:chart-properties chart:solid-type="cuboid"/>
      <style:graphic-properties draw:fill-color="#008080"/>
    </style:style>
    <style:style style:name="ch23" style:family="chart">
      <style:chart-properties chart:solid-type="cuboid"/>
      <style:graphic-properties draw:fill-color="#0000ff"/>
    </style:style>
    <style:style style:name="ch24" style:family="chart">
      <style:chart-properties chart:solid-type="cuboid"/>
      <style:graphic-properties draw:fill-color="#00ccff"/>
    </style:style>
    <style:style style:name="ch25" style:family="chart">
      <style:chart-properties chart:solid-type="cuboid"/>
      <style:graphic-properties draw:fill-color="#ccffcc"/>
    </style:style>
    <style:style style:name="ch26" style:family="chart">
      <style:chart-properties chart:solid-type="cuboid"/>
      <style:graphic-properties draw:fill-color="#ffff99"/>
    </style:style>
    <style:style style:name="ch27" style:family="chart">
      <style:chart-properties chart:solid-type="cuboid"/>
      <style:graphic-properties draw:fill-color="#99ccff"/>
    </style:style>
    <style:style style:name="ch28" style:family="chart">
      <style:chart-properties chart:solid-type="cuboid"/>
      <style:graphic-properties draw:fill-color="#ff99cc"/>
    </style:style>
    <style:style style:name="ch29" style:family="chart">
      <style:chart-properties chart:solid-type="cuboid"/>
      <style:graphic-properties draw:fill-color="#cc99ff"/>
    </style:style>
    <style:style style:name="ch30" style:family="chart">
      <style:chart-properties chart:solid-type="cuboid"/>
      <style:graphic-properties draw:fill-color="#ffcc99"/>
    </style:style>
    <style:style style:name="ch31" style:family="chart">
      <style:chart-properties chart:solid-type="cuboid"/>
      <style:graphic-properties draw:fill-color="#3366ff"/>
    </style:style>
    <style:style style:name="ch32" style:family="chart">
      <style:chart-properties chart:solid-type="cuboid"/>
      <style:graphic-properties draw:fill-color="#33cccc"/>
    </style:style>
    <style:style style:name="ch33" style:family="chart">
      <style:chart-properties chart:solid-type="cuboid"/>
      <style:graphic-properties draw:fill-color="#99cc00"/>
    </style:style>
    <style:style style:name="ch34" style:family="chart">
      <style:chart-properties chart:solid-type="cuboid"/>
      <style:graphic-properties draw:fill-color="#ffcc00"/>
    </style:style>
    <style:style style:name="ch35" style:family="chart">
      <style:chart-properties chart:solid-type="cuboid"/>
      <style:graphic-properties draw:fill-color="#ff9900"/>
    </style:style>
    <style:style style:name="ch36" style:family="chart">
      <style:chart-properties chart:solid-type="cuboid"/>
      <style:graphic-properties draw:fill-color="#ff6600"/>
    </style:style>
    <style:style style:name="ch37" style:family="chart">
      <style:chart-properties chart:solid-type="cuboid"/>
      <style:graphic-properties draw:fill-color="#666699"/>
    </style:style>
    <style:style style:name="ch38" style:family="chart">
      <style:chart-properties chart:solid-type="cuboid"/>
      <style:graphic-properties draw:fill-color="#969696"/>
    </style:style>
    <style:style style:name="ch39" style:family="chart">
      <style:chart-properties chart:solid-type="cuboid"/>
      <style:graphic-properties draw:fill-color="#003366"/>
    </style:style>
    <style:style style:name="ch40" style:family="chart">
      <style:chart-properties chart:solid-type="cuboid"/>
      <style:graphic-properties draw:fill-color="#339966"/>
    </style:style>
    <style:style style:name="ch41" style:family="chart">
      <style:chart-properties chart:solid-type="cuboid"/>
      <style:graphic-properties draw:fill-color="#003300"/>
    </style:style>
    <style:style style:name="ch42" style:family="chart">
      <style:chart-properties chart:solid-type="cuboid"/>
      <style:graphic-properties draw:fill-color="#333300"/>
    </style:style>
    <style:style style:name="ch43" style:family="chart">
      <style:chart-properties chart:solid-type="cuboid"/>
      <style:graphic-properties draw:fill-color="#993300"/>
    </style:style>
    <style:style style:name="ch44" style:family="chart">
      <style:chart-properties chart:solid-type="cuboid"/>
      <style:graphic-properties draw:fill-color="#333399"/>
    </style:style>
    <style:style style:name="ch45" style:family="chart">
      <style:chart-properties chart:solid-type="cuboid"/>
      <style:graphic-properties draw:fill-color="#333333"/>
    </style:style>
    <style:style style:name="ch46" style:family="chart">
      <style:chart-properties chart:solid-type="cuboid"/>
      <style:graphic-properties draw:fill-color="#dddddd"/>
    </style:style>
    <style:style style:name="ch47" style:family="chart">
      <style:chart-properties chart:solid-type="cuboid"/>
      <style:graphic-properties draw:fill-color="#dee9f7"/>
    </style:style>
    <style:style style:name="ch48" style:family="chart">
      <style:chart-properties chart:solid-type="cuboid"/>
      <style:graphic-properties draw:fill-color="#cdd8e6"/>
    </style:style>
    <style:style style:name="ch49" style:family="chart">
      <style:chart-properties chart:solid-type="cuboid"/>
      <style:graphic-properties draw:fill-color="#eeeeee"/>
    </style:style>
    <style:style style:name="ch50" style:family="chart">
      <style:chart-properties chart:solid-type="cuboid"/>
      <style:graphic-properties draw:fill-color="#cce5cd"/>
    </style:style>
    <style:style style:name="ch51" style:family="chart">
      <style:chart-properties chart:solid-type="cuboid"/>
      <style:graphic-properties draw:fill-color="#def7df"/>
    </style:style>
    <style:style style:name="ch52" style:family="chart">
      <style:chart-properties chart:solid-type="cuboid"/>
      <style:graphic-properties draw:fill-color="#008000"/>
    </style:style>
    <style:style style:name="ch53" style:family="chart">
      <style:chart-properties chart:solid-type="cuboid"/>
      <style:graphic-properties draw:fill-color="#808000"/>
    </style:style>
    <style:style style:name="ch54" style:family="chart">
      <style:chart-properties chart:solid-type="cuboid"/>
      <style:graphic-properties draw:fill-color="#c0c0c0"/>
    </style:style>
    <style:style style:name="ch55" style:family="chart">
      <style:chart-properties chart:solid-type="cuboid"/>
      <style:graphic-properties draw:fill-color="#808080"/>
    </style:style>
    <style:style style:name="ch56" style:family="chart">
      <style:chart-properties chart:solid-type="cuboid"/>
      <style:graphic-properties draw:fill-color="#cc99b2"/>
    </style:style>
    <style:style style:name="ch57" style:family="chart">
      <style:chart-properties chart:solid-type="cuboid"/>
      <style:graphic-properties draw:fill-color="#ffffe5"/>
    </style:style>
    <style:style style:name="ch58" style:family="chart">
      <style:chart-properties chart:solid-type="cuboid"/>
      <style:graphic-properties draw:fill-color="#e5ffff"/>
    </style:style>
    <style:style style:name="ch59" style:family="chart">
      <style:chart-properties chart:solid-type="cuboid"/>
      <style:graphic-properties draw:fill-color="#b27fb2"/>
    </style:style>
    <style:style style:name="ch60" style:family="chart">
      <style:chart-properties chart:solid-type="cuboid"/>
      <style:graphic-properties draw:fill-color="#ffbfbf"/>
    </style:style>
    <style:style style:name="ch61" style:family="chart">
      <style:chart-properties chart:solid-type="cuboid"/>
      <style:graphic-properties draw:fill-color="#7fb2e5"/>
    </style:style>
    <style:style style:name="ch62" style:family="chart">
      <style:chart-properties chart:solid-type="cuboid"/>
      <style:graphic-properties draw:fill-color="#e5e5ff"/>
    </style:style>
    <style:style style:name="ch63" style:family="chart">
      <style:chart-properties chart:solid-type="cuboid"/>
      <style:graphic-properties draw:fill-color="#7f7fbf"/>
    </style:style>
    <style:style style:name="ch64" style:family="chart">
      <style:chart-properties chart:solid-type="cuboid"/>
      <style:graphic-properties draw:fill-color="#ff7fff"/>
    </style:style>
    <style:style style:name="ch65" style:family="chart">
      <style:chart-properties chart:solid-type="cuboid"/>
      <style:graphic-properties draw:fill-color="#ffff7f"/>
    </style:style>
    <style:style style:name="ch66" style:family="chart">
      <style:chart-properties chart:solid-type="cuboid"/>
      <style:graphic-properties draw:fill-color="#7fffff"/>
    </style:style>
    <style:style style:name="ch67" style:family="chart">
      <style:chart-properties chart:solid-type="cuboid"/>
      <style:graphic-properties draw:fill-color="#bf7fbf"/>
    </style:style>
    <style:style style:name="ch68" style:family="chart">
      <style:chart-properties chart:solid-type="cuboid"/>
      <style:graphic-properties draw:fill-color="#bf7f7f"/>
    </style:style>
    <style:style style:name="ch69" style:family="chart">
      <style:chart-properties chart:solid-type="cuboid"/>
      <style:graphic-properties draw:fill-color="#7fbfbf"/>
    </style:style>
    <style:style style:name="ch70" style:family="chart">
      <style:chart-properties chart:solid-type="cuboid"/>
      <style:graphic-properties draw:fill-color="#7f7fff"/>
    </style:style>
    <style:style style:name="ch71" style:family="chart">
      <style:chart-properties chart:solid-type="cuboid"/>
      <style:graphic-properties draw:fill-color="#7fe5ff"/>
    </style:style>
    <style:style style:name="ch72" style:family="chart">
      <style:chart-properties chart:solid-type="cuboid"/>
      <style:graphic-properties draw:fill-color="#e5ffe5"/>
    </style:style>
    <style:style style:name="ch73" style:family="chart">
      <style:chart-properties chart:solid-type="cuboid"/>
      <style:graphic-properties draw:fill-color="#cce5ff"/>
    </style:style>
    <style:style style:name="ch74" style:family="chart">
      <style:chart-properties chart:solid-type="cuboid"/>
      <style:graphic-properties draw:fill-color="#ffcce5"/>
    </style:style>
    <style:style style:name="ch75" style:family="chart">
      <style:chart-properties chart:solid-type="cuboid"/>
      <style:graphic-properties draw:fill-color="#e5ccff"/>
    </style:style>
    <style:style style:name="ch76" style:family="chart">
      <style:chart-properties chart:solid-type="cuboid"/>
      <style:graphic-properties draw:fill-color="#ffe5cc"/>
    </style:style>
    <style:style style:name="ch77" style:family="chart">
      <style:chart-properties chart:solid-type="cuboid"/>
      <style:graphic-properties draw:fill-color="#99b2ff"/>
    </style:style>
    <style:style style:name="ch78" style:family="chart">
      <style:chart-properties chart:solid-type="cuboid"/>
      <style:graphic-properties draw:fill-color="#99e5e5"/>
    </style:style>
    <style:style style:name="ch79" style:family="chart">
      <style:chart-properties chart:solid-type="cuboid"/>
      <style:graphic-properties draw:fill-color="#cce57f"/>
    </style:style>
    <style:style style:name="ch80" style:family="chart">
      <style:chart-properties chart:solid-type="cuboid"/>
      <style:graphic-properties draw:fill-color="#ffe57f"/>
    </style:style>
    <style:style style:name="ch81" style:family="chart">
      <style:chart-properties chart:solid-type="cuboid"/>
      <style:graphic-properties draw:fill-color="#ffcc7f"/>
    </style:style>
    <style:style style:name="ch82" style:family="chart">
      <style:chart-properties chart:solid-type="cuboid"/>
      <style:graphic-properties draw:fill-color="#ffb27f"/>
    </style:style>
    <style:style style:name="ch83" style:family="chart">
      <style:chart-properties chart:solid-type="cuboid"/>
      <style:graphic-properties draw:fill-color="#b2b2cc"/>
    </style:style>
    <style:style style:name="ch84" style:family="chart">
      <style:chart-properties chart:solid-type="cuboid"/>
      <style:graphic-properties draw:fill-color="#cacaca"/>
    </style:style>
    <style:style style:name="ch85" style:family="chart">
      <style:chart-properties chart:solid-type="cuboid"/>
      <style:graphic-properties draw:fill-color="#7f99b2"/>
    </style:style>
    <style:style style:name="ch86" style:family="chart">
      <style:chart-properties chart:solid-type="cuboid"/>
      <style:graphic-properties draw:fill-color="#99ccb2"/>
    </style:style>
    <style:style style:name="ch87" style:family="chart">
      <style:chart-properties chart:solid-type="cuboid"/>
      <style:graphic-properties draw:fill-color="#7f997f"/>
    </style:style>
    <style:style style:name="ch88" style:family="chart">
      <style:chart-properties chart:solid-type="cuboid"/>
      <style:graphic-properties draw:fill-color="#99997f"/>
    </style:style>
    <style:style style:name="ch89" style:family="chart">
      <style:chart-properties chart:solid-type="cuboid"/>
      <style:graphic-properties draw:fill-color="#cc997f"/>
    </style:style>
    <style:style style:name="ch90" style:family="chart">
      <style:chart-properties chart:solid-type="cuboid"/>
      <style:graphic-properties draw:fill-color="#c5000b"/>
    </style:style>
    <style:style style:name="ch91" style:family="chart">
      <style:chart-properties chart:solid-type="cuboid"/>
      <style:graphic-properties draw:fill-color="#0084d1"/>
    </style:style>
    <style:style style:name="ch92" style:family="chart">
      <style:chart-properties chart:solid-type="cuboid"/>
      <style:graphic-properties draw:fill-color="#004586"/>
    </style:style>
    <style:style style:name="ch93" style:family="chart">
      <style:chart-properties chart:solid-type="cuboid"/>
      <style:graphic-properties draw:fill-color="#ff420e"/>
    </style:style>
    <style:style style:name="ch94" style:family="chart">
      <style:chart-properties chart:solid-type="cuboid"/>
      <style:graphic-properties draw:fill-color="#ffd320"/>
    </style:style>
    <style:style style:name="ch95" style:family="chart">
      <style:chart-properties chart:solid-type="cuboid"/>
      <style:graphic-properties draw:fill-color="#579d1c"/>
    </style:style>
    <style:style style:name="ch96" style:family="chart">
      <style:graphic-properties draw:stroke="none" svg:stroke-width="0cm" svg:stroke-color="#000000" svg:stroke-opacity="100%" draw:fill="solid" draw:fill-color="#eeeeee" draw:opacity="100%"/>
    </style:style>
    <style:style style:name="ch97" style:family="chart">
      <style:graphic-properties draw:fill-color="#d9d9d9"/>
    </style:style>
  </office:automatic-styles>
  <office:body>
    <office:chart>
      <chart:chart svg:width="16.056cm" svg:height="10.313cm" chart:class="chart:circle" chart:style-name="ch1">
        <chart:title svg:x="6.66cm" svg:y="0.207cm" chart:style-name="ch2">
          <text:p>How old are you?</text:p>
        </chart:title>
        <chart:legend chart:legend-position="end" svg:x="10.083cm" svg:y="0.359cm" chart:style-name="ch3"/>
        <chart:plot-area chart:style-name="ch4" table:cell-range-address="'Question 1'.A4:'Question 1'.A103 'Question 1'.C4:'Question 1'.C103" chart:data-source-has-labels="column" svg:x="0.321cm" svg:y="0.81cm" svg:width="9.442cm" svg:height="9.091cm">
          <chart:axis chart:dimension="x" chart:name="primary-x" chart:style-name="ch5">
            <chart:categories table:cell-range-address="'Question 1'.A4:'Question 1'.A103"/>
          </chart:axis>
          <chart:axis chart:dimension="y" chart:name="primary-y" chart:style-name="ch6"/>
          <chart:series chart:style-name="ch7" chart:values-cell-range-address="'Question 1'.C4:'Question 1'.C10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11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  <chart:data-point chart:style-name="ch41"/>
            <chart:data-point chart:style-name="ch42"/>
            <chart:data-point chart:style-name="ch43"/>
            <chart:data-point chart:style-name="ch9"/>
            <chart:data-point chart:style-name="ch44"/>
            <chart:data-point chart:style-name="ch45"/>
            <chart:data-point chart:style-name="ch46"/>
            <chart:data-point chart:style-name="ch47"/>
            <chart:data-point chart:style-name="ch48"/>
            <chart:data-point chart:style-name="ch49"/>
            <chart:data-point chart:style-name="ch50"/>
            <chart:data-point chart:style-name="ch51"/>
            <chart:data-point chart:style-name="ch17"/>
            <chart:data-point chart:style-name="ch19"/>
            <chart:data-point chart:style-name="ch21"/>
            <chart:data-point chart:style-name="ch52"/>
            <chart:data-point chart:style-name="ch16"/>
            <chart:data-point chart:style-name="ch53"/>
            <chart:data-point chart:style-name="ch20"/>
            <chart:data-point chart:style-name="ch22"/>
            <chart:data-point chart:style-name="ch54"/>
            <chart:data-point chart:style-name="ch55"/>
            <chart:data-point chart:style-name="ch15"/>
            <chart:data-point chart:style-name="ch56"/>
            <chart:data-point chart:style-name="ch57"/>
            <chart:data-point chart:style-name="ch58"/>
            <chart:data-point chart:style-name="ch59"/>
            <chart:data-point chart:style-name="ch60"/>
            <chart:data-point chart:style-name="ch61"/>
            <chart:data-point chart:style-name="ch62"/>
            <chart:data-point chart:style-name="ch63"/>
            <chart:data-point chart:style-name="ch64"/>
            <chart:data-point chart:style-name="ch65"/>
            <chart:data-point chart:style-name="ch66"/>
            <chart:data-point chart:style-name="ch67"/>
            <chart:data-point chart:style-name="ch68"/>
            <chart:data-point chart:style-name="ch69"/>
            <chart:data-point chart:style-name="ch70"/>
            <chart:data-point chart:style-name="ch71"/>
            <chart:data-point chart:style-name="ch58"/>
            <chart:data-point chart:style-name="ch72"/>
            <chart:data-point chart:style-name="ch10"/>
            <chart:data-point chart:style-name="ch73"/>
            <chart:data-point chart:style-name="ch74"/>
            <chart:data-point chart:style-name="ch75"/>
            <chart:data-point chart:style-name="ch76"/>
            <chart:data-point chart:style-name="ch77"/>
            <chart:data-point chart:style-name="ch78"/>
            <chart:data-point chart:style-name="ch79"/>
            <chart:data-point chart:style-name="ch80"/>
            <chart:data-point chart:style-name="ch81"/>
            <chart:data-point chart:style-name="ch82"/>
            <chart:data-point chart:style-name="ch83"/>
            <chart:data-point chart:style-name="ch84"/>
            <chart:data-point chart:style-name="ch85"/>
            <chart:data-point chart:style-name="ch86"/>
            <chart:data-point chart:style-name="ch87"/>
            <chart:data-point chart:style-name="ch88"/>
            <chart:data-point chart:style-name="ch89"/>
            <chart:data-point chart:style-name="ch56"/>
            <chart:data-point chart:style-name="ch90"/>
            <chart:data-point chart:style-name="ch91"/>
            <chart:data-point chart:style-name="ch92"/>
            <chart:data-point chart:style-name="ch93"/>
            <chart:data-point chart:style-name="ch94"/>
            <chart:data-point chart:style-name="ch95"/>
          </chart:series>
          <chart:wall chart:style-name="ch96"/>
          <chart:floor chart:style-name="ch9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03">7</text:p>
              </table:table-cell>
              <table:table-cell office:value-type="float" office:value="0">
                <text:p text:id="'Question 1'.C4:'Question 1'.C103"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data-label-number="percentage" chart:data-label-text="false" chart:data-label-symbol="false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data-label-number="percentage" chart:data-label-text="false" chart:data-label-symbol="false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data-label-number="percentag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12" style:family="chart">
      <style:chart-properties chart:data-label-number="percentage" chart:data-label-text="false" chart:data-label-symbol="false"/>
      <style:graphic-properties draw:fill-color="#7e0021"/>
      <style:text-properties fo:font-size="6pt" style:font-size-asian="6pt" style:font-size-complex="6pt"/>
    </style:style>
    <style:style style:name="ch13" style:family="chart">
      <style:chart-properties chart:data-label-number="percentage" chart:data-label-text="false" chart:data-label-symbol="false"/>
      <style:graphic-properties draw:fill-color="#83caff"/>
      <style:text-properties fo:font-size="6pt" style:font-size-asian="6pt" style:font-size-complex="6pt"/>
    </style:style>
    <style:style style:name="ch14" style:family="chart">
      <style:chart-properties chart:data-label-number="percentage" chart:data-label-text="false" chart:data-label-symbol="false"/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3.316cm" svg:height="10.163cm" chart:class="chart:bar" chart:style-name="ch1">
        <chart:title svg:x="5.293cm" svg:y="0.204cm" chart:style-name="ch2">
          <text:p>AGE RANGE</text:p>
        </chart:title>
        <chart:legend chart:legend-position="end" svg:x="11.679cm" svg:y="3.583cm" chart:style-name="ch3"/>
        <chart:plot-area chart:style-name="ch4" table:cell-range-address="RANGES.A1:RANGES.G2" chart:data-source-has-labels="row" svg:x="0.266cm" svg:y="0.91cm" svg:width="11.148cm" svg:height="8.847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ANGES.A2:RANGES.A2" chart:label-cell-address="RANGES.A1:RANGES.A1" chart:class="chart:bar">
            <chart:data-point/>
          </chart:series>
          <chart:series chart:style-name="ch9" chart:values-cell-range-address="RANGES.B2:RANGES.B2" chart:label-cell-address="RANGES.B1:RANGES.B1" chart:class="chart:bar">
            <chart:data-point/>
          </chart:series>
          <chart:series chart:style-name="ch10" chart:values-cell-range-address="RANGES.C2:RANGES.C2" chart:label-cell-address="RANGES.C1:RANGES.C1" chart:class="chart:bar">
            <chart:data-point/>
          </chart:series>
          <chart:series chart:style-name="ch11" chart:values-cell-range-address="RANGES.D2:RANGES.D2" chart:label-cell-address="RANGES.D1:RANGES.D1" chart:class="chart:bar">
            <chart:data-point/>
          </chart:series>
          <chart:series chart:style-name="ch12" chart:values-cell-range-address="RANGES.E2:RANGES.E2" chart:label-cell-address="RANGES.E1:RANGES.E1" chart:class="chart:bar">
            <chart:data-point/>
          </chart:series>
          <chart:series chart:style-name="ch13" chart:values-cell-range-address="RANGES.F2:RANGES.F2" chart:label-cell-address="RANGES.F1:RANGES.F1" chart:class="chart:bar">
            <chart:data-point/>
          </chart:series>
          <chart:series chart:style-name="ch14" chart:values-cell-range-address="RANGES.G2:RANGES.G2" chart:label-cell-address="RANGES.G1:RANGES.G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ANGES.A1:RANGES.A1">&lt; 17</text:p>
              </table:table-cell>
              <table:table-cell office:value-type="string">
                <text:p text:id="RANGES.B1:RANGES.B1">18-20</text:p>
              </table:table-cell>
              <table:table-cell office:value-type="string">
                <text:p text:id="RANGES.C1:RANGES.C1">21-29</text:p>
              </table:table-cell>
              <table:table-cell office:value-type="string">
                <text:p text:id="RANGES.D1:RANGES.D1">30-39</text:p>
              </table:table-cell>
              <table:table-cell office:value-type="string">
                <text:p text:id="RANGES.E1:RANGES.E1">40-49</text:p>
              </table:table-cell>
              <table:table-cell office:value-type="string">
                <text:p text:id="RANGES.F1:RANGES.F1">50-59</text:p>
              </table:table-cell>
              <table:table-cell office:value-type="string">
                <text:p text:id="RANGES.G1:RANGES.G1">&gt; 6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38">
                <text:p text:id="RANGES.A2:RANGES.A2">0.038</text:p>
              </table:table-cell>
              <table:table-cell office:value-type="float" office:value="0.037">
                <text:p text:id="RANGES.B2:RANGES.B2">0.037</text:p>
              </table:table-cell>
              <table:table-cell office:value-type="float" office:value="0.308">
                <text:p text:id="RANGES.C2:RANGES.C2">0.308</text:p>
              </table:table-cell>
              <table:table-cell office:value-type="float" office:value="0.31">
                <text:p text:id="RANGES.D2:RANGES.D2">0.31</text:p>
              </table:table-cell>
              <table:table-cell office:value-type="float" office:value="0.185">
                <text:p text:id="RANGES.E2:RANGES.E2">0.185</text:p>
              </table:table-cell>
              <table:table-cell office:value-type="float" office:value="0.094">
                <text:p text:id="RANGES.F2:RANGES.F2">0.094</text:p>
              </table:table-cell>
              <table:table-cell office:value-type="float" office:value="0.025">
                <text:p text:id="RANGES.G2:RANGES.G2"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43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series-source="rows" chart:sort-by-x-values="false" chart:right-angled-axes="true" chart:data-label-number="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4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>
      <style:chart-properties chart:solid-type="cuboid" chart:label-position="center"/>
      <style:graphic-properties draw:fill-color="#579d1c"/>
    </style:style>
    <style:style style:name="ch13" style:family="chart">
      <style:chart-properties chart:solid-type="cuboid" chart:label-position="center"/>
      <style:graphic-properties draw:fill-color="#0084d1"/>
    </style:style>
    <style:style style:name="ch14" style:family="chart">
      <style:chart-properties chart:solid-type="cuboid" chart:label-position="center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2.363cm" svg:height="10.11cm" chart:class="chart:circle" chart:style-name="ch1">
        <chart:title svg:x="4.816cm" svg:y="0.203cm" chart:style-name="ch2">
          <text:p>AGE RANGE</text:p>
        </chart:title>
        <chart:legend chart:legend-position="end" svg:x="10.745cm" svg:y="3.557cm" chart:style-name="ch3"/>
        <chart:plot-area chart:style-name="ch4" table:cell-range-address="RANGES.A1:RANGES.G2" chart:data-source-has-labels="row" svg:x="0.247cm" svg:y="0.908cm" svg:width="10.252cm" svg:height="8.79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RANGES.A1:RANGES.G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RANGES.A2:RANGES.G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ANGES.A1:RANGES.G1">&lt; 17</text:p>
              </table:table-cell>
              <table:table-cell office:value-type="string">
                <text:p>18-20</text:p>
              </table:table-cell>
              <table:table-cell office:value-type="string">
                <text:p>21-29</text:p>
              </table:table-cell>
              <table:table-cell office:value-type="string">
                <text:p>30-39</text:p>
              </table:table-cell>
              <table:table-cell office:value-type="string">
                <text:p>40-49</text:p>
              </table:table-cell>
              <table:table-cell office:value-type="string">
                <text:p>50-59</text:p>
              </table:table-cell>
              <table:table-cell office:value-type="string">
                <text:p>&gt; 60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0.038">
                <text:p text:id="RANGES.A2:RANGES.G2">0.038</text:p>
              </table:table-cell>
              <table:table-cell office:value-type="float" office:value="0.037">
                <text:p>0.037</text:p>
              </table:table-cell>
              <table:table-cell office:value-type="float" office:value="0.308">
                <text:p>0.308</text:p>
              </table:table-cell>
              <table:table-cell office:value-type="float" office:value="0.31">
                <text:p>0.31</text:p>
              </table:table-cell>
              <table:table-cell office:value-type="float" office:value="0.185">
                <text:p>0.185</text:p>
              </table:table-cell>
              <table:table-cell office:value-type="float" office:value="0.094">
                <text:p>0.094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